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6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1.334cm"/>
    </style:style>
    <style:style style:name="co10" style:family="table-column">
      <style:table-column-properties fo:break-before="auto" style:column-width="2.15cm"/>
    </style:style>
    <style:style style:name="co11" style:family="table-column">
      <style:table-column-properties fo:break-before="auto" style:column-width="1.307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1.224cm"/>
    </style:style>
    <style:style style:name="co14" style:family="table-column">
      <style:table-column-properties fo:break-before="auto" style:column-width="1.797cm"/>
    </style:style>
    <style:style style:name="co15" style:family="table-column">
      <style:table-column-properties fo:break-before="auto" style:column-width="1.415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2.286cm"/>
    </style:style>
    <style:style style:name="co20" style:family="table-column">
      <style:table-column-properties fo:break-before="auto" style:column-width="1.36cm"/>
    </style:style>
    <style:style style:name="co21" style:family="table-column">
      <style:table-column-properties fo:break-before="auto" style:column-width="1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3"/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8"/>
    <style:style style:name="ce11" style:family="table-cell" style:parent-style-name="Default" style:data-style-name="N109"/>
    <style:style style:name="ce12" style:family="table-cell" style:parent-style-name="Default" style:data-style-name="N1"/>
    <style:style style:name="T1" style:family="text">
      <style:text-properties style:font-name="Liberation Sans"/>
    </style:style>
  </office:automatic-styles>
  <office:body>
    <office:spreadsheet>
      <table:table table:name="Summary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10"/>
        <table:table-column table:style-name="co8" table:default-cell-style-name="ce7"/>
        <table:table-column table:style-name="co9" table:default-cell-style-name="ce10"/>
        <table:table-column table:style-name="co10" table:default-cell-style-name="ce7"/>
        <table:table-column table:style-name="co11" table:default-cell-style-name="ce10"/>
        <table:table-column table:style-name="co12" table:default-cell-style-name="ce7"/>
        <table:table-column table:style-name="co13" table:default-cell-style-name="ce10"/>
        <table:table-column table:style-name="co14" table:default-cell-style-name="ce7"/>
        <table:table-column table:style-name="co15" table:default-cell-style-name="ce11"/>
        <table:table-column table:style-name="co17" table:default-cell-style-name="ce7"/>
        <table:table-column table:style-name="co18" table:default-cell-style-name="ce7"/>
        <table:table-column table:style-name="co11" table:default-cell-style-name="ce11"/>
        <table:table-column table:style-name="co16" table:default-cell-style-name="ce7"/>
        <table:table-column table:style-name="co20" table:default-cell-style-name="ce11"/>
        <table:table-column table:style-name="co21" table:default-cell-style-name="ce7"/>
        <table:table-column table:style-name="co16" table:number-columns-repeated="1003" table:default-cell-style-name="Default"/>
        <table:table-row table:style-name="ro1">
          <table:table-cell table:style-name="ce4" office:value-type="string" calcext:value-type="string">
            <text:p>all times in <text:span text:style-name="T1">µ</text:span>s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jSOM 0.8.0</text:p>
          </table:table-cell>
          <table:table-cell table:style-name="ce5" office:value-type="string" calcext:value-type="string">
            <text:p>LjSOM 0.7.3</text:p>
          </table:table-cell>
          <table:table-cell table:style-name="ce5" office:value-type="string" calcext:value-type="string">
            <text:p>LjSOM 0.7.2</text:p>
          </table:table-cell>
          <table:table-cell table:style-name="ce5" office:value-type="string" calcext:value-type="string">
            <text:p><text:s/>-nojit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SOM++ M&amp;S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SOM++ CC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CSOM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LuaJIT2.0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1/Factor</text:p>
          </table:table-cell>
          <table:table-cell table:style-name="ce5" office:value-type="string" calcext:value-type="string">
            <text:p>Crystal0.35.1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Node.js12.16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1/Factor</text:p>
          </table:table-cell>
          <table:table-cell table:style-name="ce5" table:number-columns-repeated="1003"/>
        </table:table-row>
        <table:table-row table:style-name="ro1">
          <table:table-cell table:number-columns-repeated="3"/>
          <table:table-cell table:style-name="Default"/>
          <table:table-cell table:style-name="ce6" table:number-columns-repeated="4"/>
          <table:table-cell table:style-name="Default" table:number-columns-repeated="13"/>
          <table:table-cell table:number-columns-repeated="1003"/>
        </table:table-row>
        <table:table-row table:style-name="ro1">
          <table:table-cell office:value-type="string" calcext:value-type="string">
            <text:p>Richards</text:p>
          </table:table-cell>
          <table:table-cell office:value-type="float" office:value="20" calcext:value-type="float">
            <text:p>20</text:p>
          </table:table-cell>
          <table:table-cell table:style-name="ce7"/>
          <table:table-cell/>
          <table:table-cell office:value-type="float" office:value="687082" calcext:value-type="float">
            <text:p>687'082</text:p>
          </table:table-cell>
          <table:table-cell office:value-type="float" office:value="658532" calcext:value-type="float">
            <text:p>658'532</text:p>
          </table:table-cell>
          <table:table-cell table:formula="of:=[.F3]/[.E3]" office:value-type="float" office:value="0.958447463330432" calcext:value-type="float">
            <text:p>1.0</text:p>
          </table:table-cell>
          <table:table-cell office:value-type="float" office:value="2487266" calcext:value-type="float">
            <text:p>2'487'266</text:p>
          </table:table-cell>
          <table:table-cell table:formula="of:=[.H3]/[.E3]" office:value-type="float" office:value="3.62004244034919" calcext:value-type="float">
            <text:p>3.6</text:p>
          </table:table-cell>
          <table:table-cell office:value-type="float" office:value="4582561" calcext:value-type="float">
            <text:p>4'582'561</text:p>
          </table:table-cell>
          <table:table-cell table:formula="of:=[.J3]/[.E3]" office:value-type="float" office:value="6.66959838854751" calcext:value-type="float">
            <text:p>6.7</text:p>
          </table:table-cell>
          <table:table-cell office:value-type="float" office:value="11173541" calcext:value-type="float">
            <text:p>11'173'541</text:p>
          </table:table-cell>
          <table:table-cell table:formula="of:=[.L3]/[.E3]" office:value-type="float" office:value="16.2623107576679" calcext:value-type="float">
            <text:p>16.3</text:p>
          </table:table-cell>
          <table:table-cell office:value-type="float" office:value="34351" calcext:value-type="float">
            <text:p>34'351</text:p>
          </table:table-cell>
          <table:table-cell table:formula="of:=[.N3]/[.E3]" office:value-type="float" office:value="0.0499954881658958" calcext:value-type="float">
            <text:p>0.050</text:p>
          </table:table-cell>
          <table:table-cell table:formula="of:=1/[.O3]" office:value-type="float" office:value="20.0018048965096" calcext:value-type="float">
            <text:p>20</text:p>
          </table:table-cell>
          <table:table-cell office:value-type="float" office:value="2741.7" calcext:value-type="float">
            <text:p>2'742</text:p>
          </table:table-cell>
          <table:table-cell table:formula="of:=[.Q3]/[.E3]" office:value-type="float" office:value="0.00399035340759909" calcext:value-type="float">
            <text:p>0.004</text:p>
          </table:table-cell>
          <table:table-cell office:value-type="float" office:value="8614" calcext:value-type="float">
            <text:p>8'614</text:p>
          </table:table-cell>
          <table:table-cell table:formula="of:=[.S3]/[.E3]" office:value-type="float" office:value="0.0125370770883242" calcext:value-type="float">
            <text:p>0.013</text:p>
          </table:table-cell>
          <table:table-cell table:formula="of:=1/[.T3]" office:value-type="float" office:value="79.7634084049222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20" calcext:value-type="float">
            <text:p>20</text:p>
          </table:table-cell>
          <table:table-cell table:style-name="ce7"/>
          <table:table-cell/>
          <table:table-cell office:value-type="float" office:value="288875" calcext:value-type="float">
            <text:p>288'875</text:p>
          </table:table-cell>
          <table:table-cell office:value-type="float" office:value="348412" calcext:value-type="float">
            <text:p>348'412</text:p>
          </table:table-cell>
          <table:table-cell table:formula="of:=[.F4]/[.E4]" office:value-type="float" office:value="1.20609952401558" calcext:value-type="float">
            <text:p>1.2</text:p>
          </table:table-cell>
          <table:table-cell office:value-type="float" office:value="997334" calcext:value-type="float">
            <text:p>997'334</text:p>
          </table:table-cell>
          <table:table-cell table:formula="of:=[.H4]/[.E4]" office:value-type="float" office:value="3.45247598442233" calcext:value-type="float">
            <text:p>3.5</text:p>
          </table:table-cell>
          <table:table-cell office:value-type="float" office:value="1775236" calcext:value-type="float">
            <text:p>1'775'236</text:p>
          </table:table-cell>
          <table:table-cell table:formula="of:=[.J4]/[.E4]" office:value-type="float" office:value="6.14534314149719" calcext:value-type="float">
            <text:p>6.1</text:p>
          </table:table-cell>
          <table:table-cell/>
          <table:table-cell table:style-name="Default"/>
          <table:table-cell office:value-type="float" office:value="8071" calcext:value-type="float">
            <text:p>8'071</text:p>
          </table:table-cell>
          <table:table-cell table:formula="of:=[.N4]/[.E4]" office:value-type="float" office:value="0.027939420164431" calcext:value-type="float">
            <text:p>0.028</text:p>
          </table:table-cell>
          <table:table-cell table:formula="of:=1/[.O4]" office:value-type="float" office:value="35.7917234543427" calcext:value-type="float">
            <text:p>36</text:p>
          </table:table-cell>
          <table:table-cell office:value-type="float" office:value="4424.6" calcext:value-type="float">
            <text:p>4'425</text:p>
          </table:table-cell>
          <table:table-cell table:formula="of:=[.Q4]/[.E4]" office:value-type="float" office:value="0.0153166594547815" calcext:value-type="float">
            <text:p>0.015</text:p>
          </table:table-cell>
          <table:table-cell office:value-type="float" office:value="7895" calcext:value-type="float">
            <text:p>7'895</text:p>
          </table:table-cell>
          <table:table-cell table:formula="of:=[.S4]/[.E4]" office:value-type="float" office:value="0.0273301601038511" calcext:value-type="float">
            <text:p>0.027</text:p>
          </table:table-cell>
          <table:table-cell table:formula="of:=1/[.T4]" office:value-type="float" office:value="36.589613679544" calcext:value-type="float">
            <text:p>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vlak</text:p>
          </table:table-cell>
          <table:table-cell table:style-name="ce6" office:value-type="string" calcext:value-type="string">
            <text:p>20/10/-</text:p>
          </table:table-cell>
          <table:table-cell table:style-name="ce9" table:number-columns-repeated="2"/>
          <table:table-cell office:value-type="float" office:value="46393065" calcext:value-type="float">
            <text:p>46'393'065</text:p>
          </table:table-cell>
          <table:table-cell office:value-type="float" office:value="54051498" calcext:value-type="float">
            <text:p>54'051'498</text:p>
          </table:table-cell>
          <table:table-cell table:formula="of:=[.F5]/[.E5]" office:value-type="float" office:value="1.16507710796862" calcext:value-type="float">
            <text:p>1.2</text:p>
          </table:table-cell>
          <table:table-cell office:value-type="float" office:value="177102147.35" calcext:value-type="float">
            <text:p>177'102'147</text:p>
          </table:table-cell>
          <table:table-cell table:formula="of:=[.H5]/[.E5]" office:value-type="float" office:value="3.81742718119615" calcext:value-type="float">
            <text:p>3.8</text:p>
          </table:table-cell>
          <table:table-cell office:value-type="float" office:value="251484225.5" calcext:value-type="float">
            <text:p>251'484'226</text:p>
          </table:table-cell>
          <table:table-cell table:formula="of:=[.J5]/[.E5]" office:value-type="float" office:value="5.42072884169218" calcext:value-type="float">
            <text:p>5.4</text:p>
          </table:table-cell>
          <table:table-cell/>
          <table:table-cell table:style-name="Default"/>
          <table:table-cell office:value-type="float" office:value="7881526" calcext:value-type="float">
            <text:p>7'881'526</text:p>
          </table:table-cell>
          <table:table-cell table:formula="of:=[.N5]/[.E5]" office:value-type="float" office:value="0.169885865484421" calcext:value-type="float">
            <text:p>0.170</text:p>
          </table:table-cell>
          <table:table-cell table:formula="of:=1/[.O5]" office:value-type="float" office:value="5.88630488562748" calcext:value-type="float">
            <text:p>6</text:p>
          </table:table-cell>
          <table:table-cell office:value-type="float" office:value="827856.4" calcext:value-type="float">
            <text:p>827'856</text:p>
          </table:table-cell>
          <table:table-cell table:formula="of:=[.Q5]/[.E5]" office:value-type="float" office:value="0.0178443998041518" calcext:value-type="float">
            <text:p>0.018</text:p>
          </table:table-cell>
          <table:table-cell office:value-type="float" office:value="445203" calcext:value-type="float">
            <text:p>445'203</text:p>
          </table:table-cell>
          <table:table-cell table:formula="of:=[.S5]/[.E5]" office:value-type="float" office:value="0.00959632651992275" calcext:value-type="float">
            <text:p>0.010</text:p>
          </table:table-cell>
          <table:table-cell table:formula="of:=1/[.T5]" office:value-type="float" office:value="104.206541734894" calcext:value-type="float">
            <text:p>1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unce</text:p>
          </table:table-cell>
          <table:table-cell office:value-type="float" office:value="150" calcext:value-type="float">
            <text:p>150</text:p>
          </table:table-cell>
          <table:table-cell table:style-name="ce7" office:value-type="float" office:value="7026" calcext:value-type="float">
            <text:p>7'026</text:p>
          </table:table-cell>
          <table:table-cell/>
          <table:table-cell office:value-type="float" office:value="24726" calcext:value-type="float">
            <text:p>24'726</text:p>
          </table:table-cell>
          <table:table-cell office:value-type="float" office:value="25538" calcext:value-type="float">
            <text:p>25'538</text:p>
          </table:table-cell>
          <table:table-cell table:formula="of:=[.F6]/[.E6]" office:value-type="float" office:value="1.03283992558441" calcext:value-type="float">
            <text:p>1.0</text:p>
          </table:table-cell>
          <table:table-cell office:value-type="float" office:value="88358" calcext:value-type="float">
            <text:p>88'358</text:p>
          </table:table-cell>
          <table:table-cell table:formula="of:=[.H6]/[.E6]" office:value-type="float" office:value="3.57348539998382" calcext:value-type="float">
            <text:p>3.6</text:p>
          </table:table-cell>
          <table:table-cell office:value-type="float" office:value="177911" calcext:value-type="float">
            <text:p>177'911</text:p>
          </table:table-cell>
          <table:table-cell table:formula="of:=[.J6]/[.E6]" office:value-type="float" office:value="7.19530049340775" calcext:value-type="float">
            <text:p>7.2</text:p>
          </table:table-cell>
          <table:table-cell office:value-type="float" office:value="385635" calcext:value-type="float">
            <text:p>385'635</text:p>
          </table:table-cell>
          <table:table-cell table:formula="of:=[.L6]/[.E6]" office:value-type="float" office:value="15.5963358408153" calcext:value-type="float">
            <text:p>15.6</text:p>
          </table:table-cell>
          <table:table-cell office:value-type="float" office:value="255" calcext:value-type="float">
            <text:p>255</text:p>
          </table:table-cell>
          <table:table-cell table:formula="of:=[.N6]/[.E6]" office:value-type="float" office:value="0.0103130308177627" calcext:value-type="float">
            <text:p>0.010</text:p>
          </table:table-cell>
          <table:table-cell table:formula="of:=1/[.O6]" office:value-type="float" office:value="96.9647058823529" calcext:value-type="float">
            <text:p>97</text:p>
          </table:table-cell>
          <table:table-cell office:value-type="float" office:value="71.5066666666667" calcext:value-type="float">
            <text:p>72</text:p>
          </table:table-cell>
          <table:table-cell table:formula="of:=[.Q6]/[.E6]" office:value-type="float" office:value="0.00289196257650516" calcext:value-type="float">
            <text:p>0.003</text:p>
          </table:table-cell>
          <table:table-cell office:value-type="float" office:value="340" calcext:value-type="float">
            <text:p>340</text:p>
          </table:table-cell>
          <table:table-cell table:formula="of:=[.S6]/[.E6]" office:value-type="float" office:value="0.0137507077570169" calcext:value-type="float">
            <text:p>0.014</text:p>
          </table:table-cell>
          <table:table-cell table:formula="of:=1/[.T6]" office:value-type="float" office:value="72.7235294117647" calcext:value-type="float">
            <text:p>7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50" calcext:value-type="float">
            <text:p>150</text:p>
          </table:table-cell>
          <table:table-cell table:style-name="ce7" office:value-type="float" office:value="2070" calcext:value-type="float">
            <text:p>2'070</text:p>
          </table:table-cell>
          <table:table-cell office:value-type="float" office:value="2105" calcext:value-type="float">
            <text:p>2'105</text:p>
          </table:table-cell>
          <table:table-cell office:value-type="float" office:value="1790" calcext:value-type="float">
            <text:p>1'790</text:p>
          </table:table-cell>
          <table:table-cell office:value-type="float" office:value="9631" calcext:value-type="float">
            <text:p>9'631</text:p>
          </table:table-cell>
          <table:table-cell table:formula="of:=[.F7]/[.E7]" office:value-type="float" office:value="5.3804469273743" calcext:value-type="float">
            <text:p>5.4</text:p>
          </table:table-cell>
          <table:table-cell office:value-type="float" office:value="120983" calcext:value-type="float">
            <text:p>120'983</text:p>
          </table:table-cell>
          <table:table-cell table:formula="of:=[.H7]/[.E7]" office:value-type="float" office:value="67.5882681564246" calcext:value-type="float">
            <text:p>67.6</text:p>
          </table:table-cell>
          <table:table-cell office:value-type="float" office:value="224605" calcext:value-type="float">
            <text:p>224'605</text:p>
          </table:table-cell>
          <table:table-cell table:formula="of:=[.J7]/[.E7]" office:value-type="float" office:value="125.477653631285" calcext:value-type="float">
            <text:p>125.5</text:p>
          </table:table-cell>
          <table:table-cell office:value-type="float" office:value="356552" calcext:value-type="float">
            <text:p>356'552</text:p>
          </table:table-cell>
          <table:table-cell table:formula="of:=[.L7]/[.E7]" office:value-type="float" office:value="199.191061452514" calcext:value-type="float">
            <text:p>199.2</text:p>
          </table:table-cell>
          <table:table-cell office:value-type="float" office:value="678" calcext:value-type="float">
            <text:p>678</text:p>
          </table:table-cell>
          <table:table-cell table:formula="of:=[.N7]/[.E7]" office:value-type="float" office:value="0.37877094972067" calcext:value-type="float">
            <text:p>0.379</text:p>
          </table:table-cell>
          <table:table-cell table:formula="of:=1/[.O7]" office:value-type="float" office:value="2.64011799410029" calcext:value-type="float">
            <text:p>3</text:p>
          </table:table-cell>
          <table:table-cell office:value-type="float" office:value="70.1866666666667" calcext:value-type="float">
            <text:p>70</text:p>
          </table:table-cell>
          <table:table-cell table:formula="of:=[.Q7]/[.E7]" office:value-type="float" office:value="0.0392104283054004" calcext:value-type="float">
            <text:p>0.039</text:p>
          </table:table-cell>
          <table:table-cell office:value-type="float" office:value="265" calcext:value-type="float">
            <text:p>265</text:p>
          </table:table-cell>
          <table:table-cell table:formula="of:=[.S7]/[.E7]" office:value-type="float" office:value="0.14804469273743" calcext:value-type="float">
            <text:p>0.148</text:p>
          </table:table-cell>
          <table:table-cell table:formula="of:=1/[.T7]" office:value-type="float" office:value="6.75471698113208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ndelbrot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table:formula="of:=[.F8]/[.E8]" office:value-type="float" office:value="0.637362637362637" calcext:value-type="float">
            <text:p>0.6</text:p>
          </table:table-cell>
          <table:table-cell office:value-type="float" office:value="79" calcext:value-type="float">
            <text:p>79</text:p>
          </table:table-cell>
          <table:table-cell table:formula="of:=[.H8]/[.E8]" office:value-type="float" office:value="0.868131868131868" calcext:value-type="float">
            <text:p>0.9</text:p>
          </table:table-cell>
          <table:table-cell office:value-type="float" office:value="149" calcext:value-type="float">
            <text:p>149</text:p>
          </table:table-cell>
          <table:table-cell table:formula="of:=[.J8]/[.E8]" office:value-type="float" office:value="1.63736263736264" calcext:value-type="float">
            <text:p>1.6</text:p>
          </table:table-cell>
          <table:table-cell office:value-type="float" office:value="243" calcext:value-type="float">
            <text:p>243</text:p>
          </table:table-cell>
          <table:table-cell table:formula="of:=[.L8]/[.E8]" office:value-type="float" office:value="2.67032967032967" calcext:value-type="float">
            <text:p>2.7</text:p>
          </table:table-cell>
          <table:table-cell office:value-type="float" office:value="50" calcext:value-type="float">
            <text:p>50</text:p>
          </table:table-cell>
          <table:table-cell table:formula="of:=[.N8]/[.E8]" office:value-type="float" office:value="0.549450549450549" calcext:value-type="float">
            <text:p>0.549</text:p>
          </table:table-cell>
          <table:table-cell table:formula="of:=1/[.O8]" office:value-type="float" office:value="1.82" calcext:value-type="float">
            <text:p>2</text:p>
          </table:table-cell>
          <table:table-cell office:value-type="float" office:value="1.1" calcext:value-type="float">
            <text:p>1</text:p>
          </table:table-cell>
          <table:table-cell table:formula="of:=[.Q8]/[.E8]" office:value-type="float" office:value="0.0120879120879121" calcext:value-type="float">
            <text:p>0.012</text:p>
          </table:table-cell>
          <table:table-cell office:value-type="float" office:value="18" calcext:value-type="float">
            <text:p>18</text:p>
          </table:table-cell>
          <table:table-cell table:formula="of:=[.S8]/[.E8]" office:value-type="float" office:value="0.197802197802198" calcext:value-type="float">
            <text:p>0.198</text:p>
          </table:table-cell>
          <table:table-cell table:formula="of:=1/[.T8]" office:value-type="float" office:value="5.05555555555556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Body</text:p>
          </table:table-cell>
          <table:table-cell office:value-type="float" office:value="1000" calcext:value-type="float">
            <text:p>1000</text:p>
          </table:table-cell>
          <table:table-cell table:style-name="ce7" office:value-type="float" office:value="302" calcext:value-type="float">
            <text:p>302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484" calcext:value-type="float">
            <text:p>484</text:p>
          </table:table-cell>
          <table:table-cell table:formula="of:=[.F9]/[.E9]" office:value-type="float" office:value="1.21303258145363" calcext:value-type="float">
            <text:p>1.2</text:p>
          </table:table-cell>
          <table:table-cell office:value-type="float" office:value="817" calcext:value-type="float">
            <text:p>817</text:p>
          </table:table-cell>
          <table:table-cell table:formula="of:=[.H9]/[.E9]" office:value-type="float" office:value="2.04761904761905" calcext:value-type="float">
            <text:p>2.0</text:p>
          </table:table-cell>
          <table:table-cell office:value-type="float" office:value="2928" calcext:value-type="float">
            <text:p>2'928</text:p>
          </table:table-cell>
          <table:table-cell table:formula="of:=[.J9]/[.E9]" office:value-type="float" office:value="7.33834586466165" calcext:value-type="float">
            <text:p>7.3</text:p>
          </table:table-cell>
          <table:table-cell office:value-type="float" office:value="1937" calcext:value-type="float">
            <text:p>1'937</text:p>
          </table:table-cell>
          <table:table-cell table:formula="of:=[.L9]/[.E9]" office:value-type="float" office:value="4.8546365914787" calcext:value-type="float">
            <text:p>4.9</text:p>
          </table:table-cell>
          <table:table-cell office:value-type="float" office:value="12" calcext:value-type="float">
            <text:p>12</text:p>
          </table:table-cell>
          <table:table-cell table:formula="of:=[.N9]/[.E9]" office:value-type="float" office:value="0.0300751879699248" calcext:value-type="float">
            <text:p>0.030</text:p>
          </table:table-cell>
          <table:table-cell table:formula="of:=1/[.O9]" office:value-type="float" office:value="33.25" calcext:value-type="float">
            <text:p>33</text:p>
          </table:table-cell>
          <table:table-cell/>
          <table:table-cell table:formula="of:=[.Q9]/[.E9]" office:value-type="float" office:value="0" calcext:value-type="float">
            <text:p>0.000</text:p>
          </table:table-cell>
          <table:table-cell office:value-type="float" office:value="32" calcext:value-type="float">
            <text:p>32</text:p>
          </table:table-cell>
          <table:table-cell table:formula="of:=[.S9]/[.E9]" office:value-type="float" office:value="0.0802005012531328" calcext:value-type="float">
            <text:p>0.080</text:p>
          </table:table-cell>
          <table:table-cell table:formula="of:=1/[.T9]" office:value-type="float" office:value="12.46875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4097" calcext:value-type="float">
            <text:p>4'097</text:p>
          </table:table-cell>
          <table:table-cell office:value-type="float" office:value="6133" calcext:value-type="float">
            <text:p>6'133</text:p>
          </table:table-cell>
          <table:table-cell office:value-type="float" office:value="13835" calcext:value-type="float">
            <text:p>13'835</text:p>
          </table:table-cell>
          <table:table-cell office:value-type="float" office:value="21305" calcext:value-type="float">
            <text:p>21'305</text:p>
          </table:table-cell>
          <table:table-cell table:formula="of:=[.F10]/[.E10]" office:value-type="float" office:value="1.53993494759668" calcext:value-type="float">
            <text:p>1.5</text:p>
          </table:table-cell>
          <table:table-cell office:value-type="float" office:value="92773" calcext:value-type="float">
            <text:p>92'773</text:p>
          </table:table-cell>
          <table:table-cell table:formula="of:=[.H10]/[.E10]" office:value-type="float" office:value="6.70567401517889" calcext:value-type="float">
            <text:p>6.7</text:p>
          </table:table-cell>
          <table:table-cell office:value-type="float" office:value="172323" calcext:value-type="float">
            <text:p>172'323</text:p>
          </table:table-cell>
          <table:table-cell table:formula="of:=[.J10]/[.E10]" office:value-type="float" office:value="12.4555836646187" calcext:value-type="float">
            <text:p>12.5</text:p>
          </table:table-cell>
          <table:table-cell office:value-type="float" office:value="249279" calcext:value-type="float">
            <text:p>249'279</text:p>
          </table:table-cell>
          <table:table-cell table:formula="of:=[.L10]/[.E10]" office:value-type="float" office:value="18.0179978315866" calcext:value-type="float">
            <text:p>18.0</text:p>
          </table:table-cell>
          <table:table-cell office:value-type="float" office:value="363" calcext:value-type="float">
            <text:p>363</text:p>
          </table:table-cell>
          <table:table-cell table:formula="of:=[.N10]/[.E10]" office:value-type="float" office:value="0.0262378026743766" calcext:value-type="float">
            <text:p>0.026</text:p>
          </table:table-cell>
          <table:table-cell table:formula="of:=1/[.O10]" office:value-type="float" office:value="38.1129476584022" calcext:value-type="float">
            <text:p>38</text:p>
          </table:table-cell>
          <table:table-cell office:value-type="float" office:value="201.94" calcext:value-type="float">
            <text:p>202</text:p>
          </table:table-cell>
          <table:table-cell table:formula="of:=[.Q10]/[.E10]" office:value-type="float" office:value="0.0145963136971449" calcext:value-type="float">
            <text:p>0.015</text:p>
          </table:table-cell>
          <table:table-cell office:value-type="float" office:value="235" calcext:value-type="float">
            <text:p>235</text:p>
          </table:table-cell>
          <table:table-cell table:formula="of:=[.S10]/[.E10]" office:value-type="float" office:value="0.0169859053126129" calcext:value-type="float">
            <text:p>0.017</text:p>
          </table:table-cell>
          <table:table-cell table:formula="of:=1/[.T10]" office:value-type="float" office:value="58.8723404255319" calcext:value-type="float">
            <text:p>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7559" calcext:value-type="float">
            <text:p>7'559</text:p>
          </table:table-cell>
          <table:table-cell office:value-type="float" office:value="7619" calcext:value-type="float">
            <text:p>7'619</text:p>
          </table:table-cell>
          <table:table-cell office:value-type="float" office:value="28847" calcext:value-type="float">
            <text:p>28'847</text:p>
          </table:table-cell>
          <table:table-cell office:value-type="float" office:value="30386" calcext:value-type="float">
            <text:p>30'386</text:p>
          </table:table-cell>
          <table:table-cell table:formula="of:=[.F11]/[.E11]" office:value-type="float" office:value="1.05335043505391" calcext:value-type="float">
            <text:p>1.1</text:p>
          </table:table-cell>
          <table:table-cell office:value-type="float" office:value="130242" calcext:value-type="float">
            <text:p>130'242</text:p>
          </table:table-cell>
          <table:table-cell table:formula="of:=[.H11]/[.E11]" office:value-type="float" office:value="4.51492356224217" calcext:value-type="float">
            <text:p>4.5</text:p>
          </table:table-cell>
          <table:table-cell office:value-type="float" office:value="201524" calcext:value-type="float">
            <text:p>201'524</text:p>
          </table:table-cell>
          <table:table-cell table:formula="of:=[.J11]/[.E11]" office:value-type="float" office:value="6.98596041182792" calcext:value-type="float">
            <text:p>7.0</text:p>
          </table:table-cell>
          <table:table-cell office:value-type="float" office:value="283134" calcext:value-type="float">
            <text:p>283'134</text:p>
          </table:table-cell>
          <table:table-cell table:formula="of:=[.L11]/[.E11]" office:value-type="float" office:value="9.81502409262662" calcext:value-type="float">
            <text:p>9.8</text:p>
          </table:table-cell>
          <table:table-cell office:value-type="float" office:value="321" calcext:value-type="float">
            <text:p>321</text:p>
          </table:table-cell>
          <table:table-cell table:formula="of:=[.N11]/[.E11]" office:value-type="float" office:value="0.0111276735882414" calcext:value-type="float">
            <text:p>0.011</text:p>
          </table:table-cell>
          <table:table-cell table:formula="of:=1/[.O11]" office:value-type="float" office:value="89.8660436137072" calcext:value-type="float">
            <text:p>90</text:p>
          </table:table-cell>
          <table:table-cell office:value-type="float" office:value="153.1" calcext:value-type="float">
            <text:p>153</text:p>
          </table:table-cell>
          <table:table-cell table:formula="of:=[.Q11]/[.E11]" office:value-type="float" office:value="0.00530731098554442" calcext:value-type="float">
            <text:p>0.005</text:p>
          </table:table-cell>
          <table:table-cell office:value-type="float" office:value="362" calcext:value-type="float">
            <text:p>362</text:p>
          </table:table-cell>
          <table:table-cell table:formula="of:=[.S11]/[.E11]" office:value-type="float" office:value="0.0125489652303532" calcext:value-type="float">
            <text:p>0.013</text:p>
          </table:table-cell>
          <table:table-cell table:formula="of:=1/[.T11]" office:value-type="float" office:value="79.6878453038674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0403" calcext:value-type="float">
            <text:p>10'403</text:p>
          </table:table-cell>
          <table:table-cell office:value-type="float" office:value="9511" calcext:value-type="float">
            <text:p>9'511</text:p>
          </table:table-cell>
          <table:table-cell office:value-type="float" office:value="28689" calcext:value-type="float">
            <text:p>28'689</text:p>
          </table:table-cell>
          <table:table-cell office:value-type="float" office:value="29009" calcext:value-type="float">
            <text:p>29'009</text:p>
          </table:table-cell>
          <table:table-cell table:formula="of:=[.F12]/[.E12]" office:value-type="float" office:value="1.0111541008749" calcext:value-type="float">
            <text:p>1.0</text:p>
          </table:table-cell>
          <table:table-cell office:value-type="float" office:value="98331" calcext:value-type="float">
            <text:p>98'331</text:p>
          </table:table-cell>
          <table:table-cell table:formula="of:=[.H12]/[.E12]" office:value-type="float" office:value="3.42748091603053" calcext:value-type="float">
            <text:p>3.4</text:p>
          </table:table-cell>
          <table:table-cell office:value-type="float" office:value="184029" calcext:value-type="float">
            <text:p>184'029</text:p>
          </table:table-cell>
          <table:table-cell table:formula="of:=[.J12]/[.E12]" office:value-type="float" office:value="6.41461884345917" calcext:value-type="float">
            <text:p>6.4</text:p>
          </table:table-cell>
          <table:table-cell office:value-type="float" office:value="284087" calcext:value-type="float">
            <text:p>284'087</text:p>
          </table:table-cell>
          <table:table-cell table:formula="of:=[.L12]/[.E12]" office:value-type="float" office:value="9.90229704764892" calcext:value-type="float">
            <text:p>9.9</text:p>
          </table:table-cell>
          <table:table-cell office:value-type="float" office:value="121" calcext:value-type="float">
            <text:p>121</text:p>
          </table:table-cell>
          <table:table-cell table:formula="of:=[.N12]/[.E12]" office:value-type="float" office:value="0.00421764439332148" calcext:value-type="float">
            <text:p>0.004</text:p>
          </table:table-cell>
          <table:table-cell table:formula="of:=1/[.O12]" office:value-type="float" office:value="237.099173553719" calcext:value-type="float">
            <text:p>237</text:p>
          </table:table-cell>
          <table:table-cell office:value-type="float" office:value="46.5666666666667" calcext:value-type="float">
            <text:p>47</text:p>
          </table:table-cell>
          <table:table-cell table:formula="of:=[.Q12]/[.E12]" office:value-type="float" office:value="0.00162315405439948" calcext:value-type="float">
            <text:p>0.002</text:p>
          </table:table-cell>
          <table:table-cell office:value-type="float" office:value="151" calcext:value-type="float">
            <text:p>151</text:p>
          </table:table-cell>
          <table:table-cell table:formula="of:=[.S12]/[.E12]" office:value-type="float" office:value="0.00526334135034334" calcext:value-type="float">
            <text:p>0.005</text:p>
          </table:table-cell>
          <table:table-cell table:formula="of:=1/[.T12]" office:value-type="float" office:value="189.993377483444" calcext:value-type="float">
            <text:p>1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17391" calcext:value-type="float">
            <text:p>17'391</text:p>
          </table:table-cell>
          <table:table-cell office:value-type="float" office:value="15382" calcext:value-type="float">
            <text:p>15'382</text:p>
          </table:table-cell>
          <table:table-cell office:value-type="float" office:value="24350" calcext:value-type="float">
            <text:p>24'350</text:p>
          </table:table-cell>
          <table:table-cell office:value-type="float" office:value="26504" calcext:value-type="float">
            <text:p>26'504</text:p>
          </table:table-cell>
          <table:table-cell table:formula="of:=[.F13]/[.E13]" office:value-type="float" office:value="1.08845995893224" calcext:value-type="float">
            <text:p>1.1</text:p>
          </table:table-cell>
          <table:table-cell office:value-type="float" office:value="78437" calcext:value-type="float">
            <text:p>78'437</text:p>
          </table:table-cell>
          <table:table-cell table:formula="of:=[.H13]/[.E13]" office:value-type="float" office:value="3.22123203285421" calcext:value-type="float">
            <text:p>3.2</text:p>
          </table:table-cell>
          <table:table-cell office:value-type="float" office:value="118941" calcext:value-type="float">
            <text:p>118'941</text:p>
          </table:table-cell>
          <table:table-cell table:formula="of:=[.J13]/[.E13]" office:value-type="float" office:value="4.88464065708419" calcext:value-type="float">
            <text:p>4.9</text:p>
          </table:table-cell>
          <table:table-cell office:value-type="float" office:value="1486721" calcext:value-type="float">
            <text:p>1'486'721</text:p>
          </table:table-cell>
          <table:table-cell table:formula="of:=[.L13]/[.E13]" office:value-type="float" office:value="61.0563039014374" calcext:value-type="float">
            <text:p>61.1</text:p>
          </table:table-cell>
          <table:table-cell office:value-type="float" office:value="2529" calcext:value-type="float">
            <text:p>2'529</text:p>
          </table:table-cell>
          <table:table-cell table:formula="of:=[.N13]/[.E13]" office:value-type="float" office:value="0.103860369609856" calcext:value-type="float">
            <text:p>0.104</text:p>
          </table:table-cell>
          <table:table-cell table:formula="of:=1/[.O13]" office:value-type="float" office:value="9.62831158560696" calcext:value-type="float">
            <text:p>10</text:p>
          </table:table-cell>
          <table:table-cell office:value-type="float" office:value="690.27" calcext:value-type="float">
            <text:p>690</text:p>
          </table:table-cell>
          <table:table-cell table:formula="of:=[.Q13]/[.E13]" office:value-type="float" office:value="0.0283478439425051" calcext:value-type="float">
            <text:p>0.028</text:p>
          </table:table-cell>
          <table:table-cell office:value-type="float" office:value="531" calcext:value-type="float">
            <text:p>531</text:p>
          </table:table-cell>
          <table:table-cell table:formula="of:=[.S13]/[.E13]" office:value-type="float" office:value="0.0218069815195072" calcext:value-type="float">
            <text:p>0.022</text:p>
          </table:table-cell>
          <table:table-cell table:formula="of:=1/[.T13]" office:value-type="float" office:value="45.8568738229755" calcext:value-type="float">
            <text:p>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6960" calcext:value-type="float">
            <text:p>6'960</text:p>
          </table:table-cell>
          <table:table-cell office:value-type="float" office:value="7450" calcext:value-type="float">
            <text:p>7'450</text:p>
          </table:table-cell>
          <table:table-cell office:value-type="float" office:value="24667" calcext:value-type="float">
            <text:p>24'667</text:p>
          </table:table-cell>
          <table:table-cell office:value-type="float" office:value="31268" calcext:value-type="float">
            <text:p>31'268</text:p>
          </table:table-cell>
          <table:table-cell table:formula="of:=[.F14]/[.E14]" office:value-type="float" office:value="1.26760449183119" calcext:value-type="float">
            <text:p>1.3</text:p>
          </table:table-cell>
          <table:table-cell office:value-type="float" office:value="135968" calcext:value-type="float">
            <text:p>135'968</text:p>
          </table:table-cell>
          <table:table-cell table:formula="of:=[.H14]/[.E14]" office:value-type="float" office:value="5.51214172781449" calcext:value-type="float">
            <text:p>5.5</text:p>
          </table:table-cell>
          <table:table-cell office:value-type="float" office:value="228164" calcext:value-type="float">
            <text:p>228'164</text:p>
          </table:table-cell>
          <table:table-cell table:formula="of:=[.J14]/[.E14]" office:value-type="float" office:value="9.24976689504196" calcext:value-type="float">
            <text:p>9.2</text:p>
          </table:table-cell>
          <table:table-cell office:value-type="float" office:value="371727" calcext:value-type="float">
            <text:p>371'727</text:p>
          </table:table-cell>
          <table:table-cell table:formula="of:=[.L14]/[.E14]" office:value-type="float" office:value="15.0698098674342" calcext:value-type="float">
            <text:p>15.1</text:p>
          </table:table-cell>
          <table:table-cell office:value-type="float" office:value="356" calcext:value-type="float">
            <text:p>356</text:p>
          </table:table-cell>
          <table:table-cell table:formula="of:=[.N14]/[.E14]" office:value-type="float" office:value="0.0144322374021973" calcext:value-type="float">
            <text:p>0.014</text:p>
          </table:table-cell>
          <table:table-cell table:formula="of:=1/[.O14]" office:value-type="float" office:value="69.2893258426966" calcext:value-type="float">
            <text:p>69</text:p>
          </table:table-cell>
          <table:table-cell office:value-type="float" office:value="251.14" calcext:value-type="float">
            <text:p>251</text:p>
          </table:table-cell>
          <table:table-cell table:formula="of:=[.Q14]/[.E14]" office:value-type="float" office:value="0.0101812137673815" calcext:value-type="float">
            <text:p>0.010</text:p>
          </table:table-cell>
          <table:table-cell office:value-type="float" office:value="460" calcext:value-type="float">
            <text:p>460</text:p>
          </table:table-cell>
          <table:table-cell table:formula="of:=[.S14]/[.E14]" office:value-type="float" office:value="0.0186483966432886" calcext:value-type="float">
            <text:p>0.019</text:p>
          </table:table-cell>
          <table:table-cell table:formula="of:=1/[.T14]" office:value-type="float" office:value="53.6239130434783" calcext:value-type="float">
            <text:p>54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3"/>
          <table:table-cell table:formula="of:=AVERAGE([.E3:.E14])" office:value-type="float" office:value="3959701.33333333" calcext:value-type="float">
            <text:p>3'959'701</text:p>
          </table:table-cell>
          <table:table-cell table:formula="of:=AVERAGE([.F3:.F14])" office:value-type="float" office:value="4602718.75" calcext:value-type="float">
            <text:p>4'602'719</text:p>
          </table:table-cell>
          <table:table-cell table:formula="of:=[.F16]/[.E16]" office:value-type="float" office:value="1.16239038314674" calcext:value-type="float">
            <text:p>1.2</text:p>
          </table:table-cell>
          <table:table-cell table:formula="of:=AVERAGE([.H3:.H14])" office:value-type="float" office:value="15111061.2791667" calcext:value-type="float">
            <text:p>15'111'061</text:p>
          </table:table-cell>
          <table:table-cell table:formula="of:=[.H16]/[.E16]" office:value-type="float" office:value="3.81621238752519" calcext:value-type="float">
            <text:p>3.8</text:p>
          </table:table-cell>
          <table:table-cell table:formula="of:=AVERAGE([.J3:.J14])" office:value-type="float" office:value="21596049.7083333" calcext:value-type="float">
            <text:p>21'596'050</text:p>
          </table:table-cell>
          <table:table-cell table:formula="of:=[.J16]/[.E16]" office:value-type="float" office:value="5.45395924852581" calcext:value-type="float">
            <text:p>5.5</text:p>
          </table:table-cell>
          <table:table-cell table:number-columns-repeated="2"/>
          <table:table-cell table:formula="of:=AVERAGE([.N3:.N14])" office:value-type="float" office:value="660719.416666667" calcext:value-type="float">
            <text:p>660'719</text:p>
          </table:table-cell>
          <table:table-cell table:formula="of:=[.N16]/[.E16]" office:value-type="float" office:value="0.166860922338924" calcext:value-type="float">
            <text:p>0.167</text:p>
          </table:table-cell>
          <table:table-cell table:formula="of:=1/[.O16]" office:value-type="float" office:value="5.99301493712725" calcext:value-type="float">
            <text:p>6</text:p>
          </table:table-cell>
          <table:table-cell table:formula="of:=AVERAGE([.Q3:.Q14])" office:value-type="float" office:value="76046.2281818182" calcext:value-type="float">
            <text:p>76'046</text:p>
          </table:table-cell>
          <table:table-cell table:formula="of:=[.Q16]/[.E16]" office:value-type="float" office:value="0.0192050414362442" calcext:value-type="float">
            <text:p>0.019</text:p>
          </table:table-cell>
          <table:table-cell table:formula="of:=AVERAGE([.S3:.S14])" office:value-type="float" office:value="38675.5" calcext:value-type="float">
            <text:p>38'676</text:p>
          </table:table-cell>
          <table:table-cell table:formula="of:=[.S16]/[.E16]" office:value-type="float" office:value="0.00976727706062679" calcext:value-type="float">
            <text:p>0.010</text:p>
          </table:table-cell>
          <table:table-cell table:formula="of:=1/[.T16]" office:value-type="float" office:value="102.382679818834" calcext:value-type="float">
            <text:p>1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eomean:</text:p>
          </table:table-cell>
          <table:table-cell table:number-columns-repeated="3"/>
          <table:table-cell table:formula="of:=GEOMEAN([.E3:.E14])" office:value-type="float" office:value="26139.6805357881" calcext:value-type="float">
            <text:p>26'140</text:p>
          </table:table-cell>
          <table:table-cell table:formula="of:=GEOMEAN([.F3:.F14])" office:value-type="float" office:value="32388.6160812205" calcext:value-type="float">
            <text:p>32'389</text:p>
          </table:table-cell>
          <table:table-cell table:formula="of:=[.F17]/[.E17]" office:value-type="float" office:value="1.23905936940878" calcext:value-type="float">
            <text:p>1.2</text:p>
          </table:table-cell>
          <table:table-cell table:formula="of:=GEOMEAN([.H3:.H14])" office:value-type="float" office:value="111867.06350074" calcext:value-type="float">
            <text:p>111'867</text:p>
          </table:table-cell>
          <table:table-cell table:formula="of:=[.H17]/[.E17]" office:value-type="float" office:value="4.27958801361714" calcext:value-type="float">
            <text:p>4.3</text:p>
          </table:table-cell>
          <table:table-cell table:formula="of:=GEOMEAN([.J3:.J14])" office:value-type="float" office:value="206989.892055612" calcext:value-type="float">
            <text:p>206'990</text:p>
          </table:table-cell>
          <table:table-cell table:formula="of:=[.J17]/[.E17]" office:value-type="float" office:value="7.91860833081799" calcext:value-type="float">
            <text:p>7.9</text:p>
          </table:table-cell>
          <table:table-cell table:number-columns-repeated="2"/>
          <table:table-cell table:formula="of:=GEOMEAN([.N3:.N14])" office:value-type="float" office:value="1092.06754863279" calcext:value-type="float">
            <text:p>1'092</text:p>
          </table:table-cell>
          <table:table-cell table:formula="of:=[.N17]/[.E17]" office:value-type="float" office:value="0.0417781520756397" calcext:value-type="float">
            <text:p>0.042</text:p>
          </table:table-cell>
          <table:table-cell table:formula="of:=1/[.O17]" office:value-type="float" office:value="23.9359557643787" calcext:value-type="float">
            <text:p>24</text:p>
          </table:table-cell>
          <table:table-cell table:formula="of:=GEOMEAN([.Q3:.Q14])" office:value-type="float" office:value="361.640704776261" calcext:value-type="float">
            <text:p>362</text:p>
          </table:table-cell>
          <table:table-cell table:formula="of:=[.Q17]/[.E17]" office:value-type="float" office:value="0.0138349320788805" calcext:value-type="float">
            <text:p>0.014</text:p>
          </table:table-cell>
          <table:table-cell table:formula="of:=GEOMEAN([.S3:.S14])" office:value-type="float" office:value="642.301605529685" calcext:value-type="float">
            <text:p>642</text:p>
          </table:table-cell>
          <table:table-cell table:formula="of:=[.S17]/[.E17]" office:value-type="float" office:value="0.0245718995934286" calcext:value-type="float">
            <text:p>0.025</text:p>
          </table:table-cell>
          <table:table-cell table:formula="of:=1/[.T17]" office:value-type="float" office:value="40.6968942794896" calcext:value-type="float">
            <text:p>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um of averages:</text:p>
          </table:table-cell>
          <table:table-cell table:number-columns-repeated="3"/>
          <table:table-cell table:formula="of:=SUM([.E3:.E14])" office:value-type="float" office:value="47516416" calcext:value-type="float">
            <text:p>47'516'416</text:p>
          </table:table-cell>
          <table:table-cell table:formula="of:=SUM([.F3:.F14])" office:value-type="float" office:value="55232625" calcext:value-type="float">
            <text:p>55'232'625</text:p>
          </table:table-cell>
          <table:table-cell table:formula="of:=[.F18]/[.E18]" office:value-type="float" office:value="1.16239038314674" calcext:value-type="float">
            <text:p>1.2</text:p>
          </table:table-cell>
          <table:table-cell table:formula="of:=SUM([.H3:.H14])" office:value-type="float" office:value="181332735.35" calcext:value-type="float">
            <text:p>181'332'735</text:p>
          </table:table-cell>
          <table:table-cell table:formula="of:=[.H18]/[.E18]" office:value-type="float" office:value="3.81621238752519" calcext:value-type="float">
            <text:p>3.8</text:p>
          </table:table-cell>
          <table:table-cell table:formula="of:=SUM([.J3:.J14])" office:value-type="float" office:value="259152596.5" calcext:value-type="float">
            <text:p>259'152'597</text:p>
          </table:table-cell>
          <table:table-cell table:formula="of:=[.J18]/[.E18]" office:value-type="float" office:value="5.45395924852581" calcext:value-type="float">
            <text:p>5.5</text:p>
          </table:table-cell>
          <table:table-cell table:number-columns-repeated="2"/>
          <table:table-cell table:formula="of:=SUM([.N3:.N14])" office:value-type="float" office:value="7928633" calcext:value-type="float">
            <text:p>7'928'633</text:p>
          </table:table-cell>
          <table:table-cell table:formula="of:=[.N18]/[.E18]" office:value-type="float" office:value="0.166860922338924" calcext:value-type="float">
            <text:p>0.167</text:p>
          </table:table-cell>
          <table:table-cell table:formula="of:=1/[.O18]" office:value-type="float" office:value="5.99301493712725" calcext:value-type="float">
            <text:p>6</text:p>
          </table:table-cell>
          <table:table-cell table:formula="of:=SUM([.Q3:.Q14])" office:value-type="float" office:value="836508.51" calcext:value-type="float">
            <text:p>836'509</text:p>
          </table:table-cell>
          <table:table-cell table:formula="of:=[.Q18]/[.E18]" office:value-type="float" office:value="0.0176046213165572" calcext:value-type="float">
            <text:p>0.018</text:p>
          </table:table-cell>
          <table:table-cell table:formula="of:=SUM([.S3:.S14])" office:value-type="float" office:value="464106" calcext:value-type="float">
            <text:p>464'106</text:p>
          </table:table-cell>
          <table:table-cell table:formula="of:=[.S18]/[.E18]" office:value-type="float" office:value="0.00976727706062679" calcext:value-type="float">
            <text:p>0.010</text:p>
          </table:table-cell>
          <table:table-cell table:formula="of:=1/[.T18]" office:value-type="float" office:value="102.382679818834" calcext:value-type="float">
            <text:p>102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 table:number-columns-repeated="18"/>
          <table:table-cell table:number-columns-repeated="1003"/>
        </table:table-row>
        <table:table-row table:style-name="ro1">
          <table:table-cell office:value-type="string" calcext:value-type="string">
            <text:p>geomean subset:</text:p>
          </table:table-cell>
          <table:table-cell table:number-columns-repeated="2"/>
          <table:table-cell table:style-name="Default"/>
          <table:table-cell table:formula="of:=GEOMEAN([.E6:.E14];[.E3])" office:value-type="float" office:value="9728.45844810277" calcext:value-type="float">
            <text:p>9'728</text:p>
          </table:table-cell>
          <table:table-cell/>
          <table:table-cell table:style-name="ce7"/>
          <table:table-cell table:formula="of:=GEOMEAN([.H6:.H14];[.H3])" office:value-type="float" office:value="43026.5218685693" calcext:value-type="float">
            <text:p>43'027</text:p>
          </table:table-cell>
          <table:table-cell table:formula="of:=[.H20]/[.E20]" office:value-type="float" office:value="4.4227481772264" calcext:value-type="float">
            <text:p>4.4</text:p>
          </table:table-cell>
          <table:table-cell table:formula="of:=GEOMEAN([.J6:.J14];[.J3])" office:value-type="float" office:value="82065.8139209723" calcext:value-type="float">
            <text:p>82'066</text:p>
          </table:table-cell>
          <table:table-cell table:formula="of:=[.J20]/[.E20]" office:value-type="float" office:value="8.43564418337797" calcext:value-type="float">
            <text:p>8.4</text:p>
          </table:table-cell>
          <table:table-cell table:formula="of:=GEOMEAN([.L6:.L14];[.L3])" office:value-type="float" office:value="155017.550560881" calcext:value-type="float">
            <text:p>155'018</text:p>
          </table:table-cell>
          <table:table-cell table:formula="of:=[.L20]/[.E20]" office:value-type="float" office:value="15.9344413493499" calcext:value-type="float">
            <text:p>15.9</text:p>
          </table:table-cell>
          <table:table-cell table:style-name="ce10"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sum of avg. subset:</text:p>
          </table:table-cell>
          <table:table-cell table:number-columns-repeated="2"/>
          <table:table-cell table:style-name="Default"/>
          <table:table-cell table:formula="of:=SUM([.E6:.E14];[.E3])" office:value-type="float" office:value="834476" calcext:value-type="float">
            <text:p>834'476</text:p>
          </table:table-cell>
          <table:table-cell/>
          <table:table-cell table:style-name="ce7"/>
          <table:table-cell table:formula="of:=SUM([.H6:.H14];[.H3])" office:value-type="float" office:value="3233254" calcext:value-type="float">
            <text:p>3'233'254</text:p>
          </table:table-cell>
          <table:table-cell table:formula="of:=[.H21]/[.E21]" office:value-type="float" office:value="3.87459195950513" calcext:value-type="float">
            <text:p>3.9</text:p>
          </table:table-cell>
          <table:table-cell table:formula="of:=SUM([.J6:.J14];[.J3])" office:value-type="float" office:value="5893135" calcext:value-type="float">
            <text:p>5'893'135</text:p>
          </table:table-cell>
          <table:table-cell table:formula="of:=[.J21]/[.E21]" office:value-type="float" office:value="7.06207847799098" calcext:value-type="float">
            <text:p>7.1</text:p>
          </table:table-cell>
          <table:table-cell table:formula="of:=SUM([.L6:.L14];[.L3])" office:value-type="float" office:value="14592856" calcext:value-type="float">
            <text:p>14'592'856</text:p>
          </table:table-cell>
          <table:table-cell table:formula="of:=[.L21]/[.E21]" office:value-type="float" office:value="17.4874484107392" calcext:value-type="float">
            <text:p>17.5</text:p>
          </table:table-cell>
          <table:table-cell table:style-name="ce10" table:number-columns-repeated="3"/>
          <table:table-cell table:style-name="Default" table:number-columns-repeated="5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Default" table:number-columns-repeated="18"/>
          <table:table-cell table:number-columns-repeated="1003"/>
        </table:table-row>
        <table:table-row table:style-name="ro1">
          <table:table-cell office:value-type="string" calcext:value-type="string">
            <text:p>NOTE: SOM++ CC is the result of the default build using a copying collector.</text:p>
          </table:table-cell>
          <table:table-cell table:number-columns-repeated="2"/>
          <table:table-cell table:style-name="Default" table:number-columns-repeated="18"/>
          <table:table-cell table:number-columns-repeated="1003"/>
        </table:table-row>
        <table:table-row table:style-name="ro1">
          <table:table-cell office:value-type="string" calcext:value-type="string">
            <text:p>NOTE: CSOM wasn't able to run Json (run out of lexer reading buffer space) and Havlak (not enough heap), so a overall comparison makes no sense</text:p>
          </table:table-cell>
          <table:table-cell table:number-columns-repeated="2"/>
          <table:table-cell table:style-name="Default" table:number-columns-repeated="18"/>
          <table:table-cell table:number-columns-repeated="1003"/>
        </table:table-row>
        <table:table-row table:style-name="ro1">
          <table:table-cell table:number-columns-repeated="3"/>
          <table:table-cell table:style-name="Default" table:number-columns-repeated="18"/>
          <table:table-cell table:number-columns-repeated="1003"/>
        </table:table-row>
        <table:table-row table:style-name="ro1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2"/>
          <table:table-cell table:style-name="Default" table:number-columns-repeated="18"/>
          <table:table-cell table:number-columns-repeated="1003"/>
        </table:table-row>
      </table:table>
      <table:table table:name="Havlak" table:style-name="ta1">
        <table:table-column table:style-name="co16" table:number-columns-repeated="2" table:default-cell-style-name="Default"/>
        <table:table-column table:style-name="co19" table:default-cell-style-name="Default"/>
        <table:table-row table:style-name="ro1">
          <table:table-cell/>
          <table:table-cell table:style-name="ce2" office:value-type="string" calcext:value-type="string">
            <text:p>SOM++ M&amp;S</text:p>
          </table:table-cell>
          <table:table-cell table:style-name="ce2" office:value-type="string" calcext:value-type="string">
            <text:p>SOM++ CC</text:p>
          </table:table-cell>
        </table:table-row>
        <table:table-row table:style-name="ro1">
          <table:table-cell/>
          <table:table-cell office:value-type="float" office:value="168470107" calcext:value-type="float">
            <text:p>168470107</text:p>
          </table:table-cell>
          <table:table-cell office:value-type="float" office:value="253307796" calcext:value-type="float">
            <text:p>253307796</text:p>
          </table:table-cell>
        </table:table-row>
        <table:table-row table:style-name="ro1">
          <table:table-cell/>
          <table:table-cell office:value-type="float" office:value="170873413" calcext:value-type="float">
            <text:p>170873413</text:p>
          </table:table-cell>
          <table:table-cell office:value-type="float" office:value="250581997" calcext:value-type="float">
            <text:p>250581997</text:p>
          </table:table-cell>
        </table:table-row>
        <table:table-row table:style-name="ro1">
          <table:table-cell/>
          <table:table-cell office:value-type="float" office:value="166786077" calcext:value-type="float">
            <text:p>166786077</text:p>
          </table:table-cell>
          <table:table-cell office:value-type="float" office:value="252185983" calcext:value-type="float">
            <text:p>252185983</text:p>
          </table:table-cell>
        </table:table-row>
        <table:table-row table:style-name="ro1">
          <table:table-cell/>
          <table:table-cell office:value-type="float" office:value="168864977" calcext:value-type="float">
            <text:p>168864977</text:p>
          </table:table-cell>
          <table:table-cell office:value-type="float" office:value="251863082" calcext:value-type="float">
            <text:p>251863082</text:p>
          </table:table-cell>
        </table:table-row>
        <table:table-row table:style-name="ro1">
          <table:table-cell/>
          <table:table-cell office:value-type="float" office:value="168381768" calcext:value-type="float">
            <text:p>168381768</text:p>
          </table:table-cell>
          <table:table-cell office:value-type="float" office:value="252829048" calcext:value-type="float">
            <text:p>252829048</text:p>
          </table:table-cell>
        </table:table-row>
        <table:table-row table:style-name="ro1">
          <table:table-cell/>
          <table:table-cell office:value-type="float" office:value="168548514" calcext:value-type="float">
            <text:p>168548514</text:p>
          </table:table-cell>
          <table:table-cell office:value-type="float" office:value="251848023" calcext:value-type="float">
            <text:p>251848023</text:p>
          </table:table-cell>
        </table:table-row>
        <table:table-row table:style-name="ro1">
          <table:table-cell/>
          <table:table-cell office:value-type="float" office:value="167539045" calcext:value-type="float">
            <text:p>167539045</text:p>
          </table:table-cell>
          <table:table-cell office:value-type="float" office:value="250820339" calcext:value-type="float">
            <text:p>250820339</text:p>
          </table:table-cell>
        </table:table-row>
        <table:table-row table:style-name="ro1">
          <table:table-cell/>
          <table:table-cell office:value-type="float" office:value="168655380" calcext:value-type="float">
            <text:p>168655380</text:p>
          </table:table-cell>
          <table:table-cell office:value-type="float" office:value="250471720" calcext:value-type="float">
            <text:p>250471720</text:p>
          </table:table-cell>
        </table:table-row>
        <table:table-row table:style-name="ro1">
          <table:table-cell/>
          <table:table-cell office:value-type="float" office:value="168116679" calcext:value-type="float">
            <text:p>168116679</text:p>
          </table:table-cell>
          <table:table-cell office:value-type="float" office:value="250398764" calcext:value-type="float">
            <text:p>250398764</text:p>
          </table:table-cell>
        </table:table-row>
        <table:table-row table:style-name="ro1">
          <table:table-cell/>
          <table:table-cell office:value-type="float" office:value="168988093" calcext:value-type="float">
            <text:p>168988093</text:p>
          </table:table-cell>
          <table:table-cell office:value-type="float" office:value="250535503" calcext:value-type="float">
            <text:p>250535503</text:p>
          </table:table-cell>
        </table:table-row>
        <table:table-row table:style-name="ro1">
          <table:table-cell/>
          <table:table-cell office:value-type="float" office:value="167641561" calcext:value-type="float">
            <text:p>167641561</text:p>
          </table:table-cell>
          <table:table-cell/>
        </table:table-row>
        <table:table-row table:style-name="ro1">
          <table:table-cell/>
          <table:table-cell office:value-type="float" office:value="168644282" calcext:value-type="float">
            <text:p>168644282</text:p>
          </table:table-cell>
          <table:table-cell/>
        </table:table-row>
        <table:table-row table:style-name="ro1">
          <table:table-cell/>
          <table:table-cell office:value-type="float" office:value="167712625" calcext:value-type="float">
            <text:p>167712625</text:p>
          </table:table-cell>
          <table:table-cell/>
        </table:table-row>
        <table:table-row table:style-name="ro1">
          <table:table-cell/>
          <table:table-cell office:value-type="float" office:value="170026683" calcext:value-type="float">
            <text:p>170026683</text:p>
          </table:table-cell>
          <table:table-cell/>
        </table:table-row>
        <table:table-row table:style-name="ro1">
          <table:table-cell/>
          <table:table-cell office:value-type="float" office:value="168177871" calcext:value-type="float">
            <text:p>168177871</text:p>
          </table:table-cell>
          <table:table-cell/>
        </table:table-row>
        <table:table-row table:style-name="ro1">
          <table:table-cell/>
          <table:table-cell office:value-type="float" office:value="248047264" calcext:value-type="float">
            <text:p>248047264</text:p>
          </table:table-cell>
          <table:table-cell/>
        </table:table-row>
        <table:table-row table:style-name="ro1">
          <table:table-cell/>
          <table:table-cell office:value-type="float" office:value="260998423" calcext:value-type="float">
            <text:p>260998423</text:p>
          </table:table-cell>
          <table:table-cell/>
        </table:table-row>
        <table:table-row table:style-name="ro1">
          <table:table-cell/>
          <table:table-cell office:value-type="float" office:value="168926492" calcext:value-type="float">
            <text:p>168926492</text:p>
          </table:table-cell>
          <table:table-cell/>
        </table:table-row>
        <table:table-row table:style-name="ro1">
          <table:table-cell/>
          <table:table-cell office:value-type="float" office:value="167891907" calcext:value-type="float">
            <text:p>167891907</text:p>
          </table:table-cell>
          <table:table-cell/>
        </table:table-row>
        <table:table-row table:style-name="ro1">
          <table:table-cell/>
          <table:table-cell office:value-type="float" office:value="168751786" calcext:value-type="float">
            <text:p>1687517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style-name="ce8" table:formula="of:=AVERAGE([.B2:.B21])" office:value-type="float" office:value="177102147.35" calcext:value-type="float">
            <text:p>177102147</text:p>
          </table:table-cell>
          <table:table-cell table:style-name="ce8" table:formula="of:=AVERAGE([.C2:.C21])" office:value-type="float" office:value="251484225.5" calcext:value-type="float">
            <text:p>251484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00.00.0000</text:date>, <text:time style:data-style-name="N2" text:time-value="19:06:08.799891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0-10-16T19:12:14.284504594</dc:date>
    <dc:creator>Rochus Keller</dc:creator>
    <meta:editing-duration>PT2H54M38S</meta:editing-duration>
    <meta:editing-cycles>52</meta:editing-cycles>
    <meta:generator>LibreOffice/4.2.8.2$Linux_x86 LibreOffice_project/420m0$Build-2</meta:generator>
    <meta:document-statistic meta:table-count="2" meta:cell-count="362" meta:object-count="0"/>
  </office:meta>
</office:document-meta>
</file>